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1" fo:font-size="15pt" officeooo:paragraph-rsid="0013816d" fo:background-color="#ffff00" style:font-size-asian="15pt" style:font-size-complex="15pt"/>
    </style:style>
    <style:style style:name="P2" style:family="paragraph" style:parent-style-name="Standard">
      <style:text-properties style:font-name="Arial1" fo:font-size="15pt" officeooo:paragraph-rsid="00080194" style:font-size-asian="15pt" style:font-size-complex="15pt"/>
    </style:style>
    <style:style style:name="P3" style:family="paragraph" style:parent-style-name="Standard">
      <style:text-properties style:font-name="Arial1" fo:font-size="15pt" officeooo:paragraph-rsid="000c3c9e" style:font-size-asian="15pt" style:font-size-complex="15pt"/>
    </style:style>
    <style:style style:name="P4" style:family="paragraph" style:parent-style-name="Standard">
      <style:text-properties style:font-name="Arial1" fo:font-size="15pt" officeooo:paragraph-rsid="0009a99e" style:font-size-asian="15pt" style:font-size-complex="15pt"/>
    </style:style>
    <style:style style:name="P5" style:family="paragraph" style:parent-style-name="Standard">
      <style:paragraph-properties style:writing-mode="lr-tb"/>
      <style:text-properties style:font-name="Arial1" fo:font-size="15pt" officeooo:paragraph-rsid="0011b71a" style:font-size-asian="15pt" style:font-size-complex="15pt"/>
    </style:style>
    <style:style style:name="P6" style:family="paragraph" style:parent-style-name="Standard">
      <style:paragraph-properties style:writing-mode="lr-tb"/>
      <style:text-properties style:font-name="Arial1" fo:font-size="15pt" officeooo:paragraph-rsid="0013816d" style:font-size-asian="15pt" style:font-size-complex="15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20pt" fo:font-weight="bold" officeooo:paragraph-rsid="00151c41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Arial1" fo:font-size="20pt" officeooo:paragraph-rsid="0014f02e" style:font-size-asian="20pt" style:font-size-complex="20pt"/>
    </style:style>
    <style:style style:name="P9" style:family="paragraph" style:parent-style-name="Standard">
      <style:paragraph-properties>
        <style:tab-stops/>
      </style:paragraph-properties>
      <style:text-properties style:font-name="Arial1" fo:font-size="20pt" officeooo:paragraph-rsid="00151c41" style:font-size-asian="20pt" style:font-size-complex="20pt"/>
    </style:style>
    <style:style style:name="P10" style:family="paragraph" style:parent-style-name="Standard">
      <style:text-properties style:font-name="Arial1" fo:font-size="20pt" officeooo:paragraph-rsid="00080194" style:font-size-asian="20pt" style:font-size-complex="20pt"/>
    </style:style>
    <style:style style:name="P11" style:family="paragraph" style:parent-style-name="Standard">
      <style:text-properties style:font-name="Arial1" fo:font-size="20pt" officeooo:paragraph-rsid="0014f02e" fo:background-color="#ffbf00" style:font-size-asian="20pt" style:font-size-complex="20pt"/>
    </style:style>
    <style:style style:name="P12" style:family="paragraph" style:parent-style-name="Standard">
      <style:paragraph-properties>
        <style:tab-stops/>
      </style:paragraph-properties>
      <style:text-properties style:font-name="Arial1" fo:font-size="20pt" officeooo:paragraph-rsid="00151c41" fo:background-color="transparent" style:font-size-asian="20pt" style:font-size-complex="20pt"/>
    </style:style>
    <style:style style:name="P13" style:family="paragraph" style:parent-style-name="Standard">
      <style:text-properties fo:color="#ffffd7" loext:opacity="100%" style:font-name="Arial1" fo:font-size="15pt" officeooo:paragraph-rsid="0007e831" fo:background-color="#ff0000" style:font-size-asian="15pt" style:font-size-complex="15pt"/>
    </style:style>
    <style:style style:name="P14" style:family="paragraph" style:parent-style-name="Standard">
      <style:text-properties fo:color="#c9211e" loext:opacity="100%" style:font-name="Arial1" fo:font-size="20pt" officeooo:paragraph-rsid="0007e831" fo:background-color="transparent" style:font-size-asian="20pt" style:font-size-complex="20pt"/>
    </style:style>
    <style:style style:name="P15" style:family="paragraph" style:parent-style-name="Standard">
      <style:text-properties fo:color="#c9211e" loext:opacity="100%" style:font-name="Arial1" fo:font-size="15pt" officeooo:paragraph-rsid="0007e831" fo:background-color="#ff0000" style:font-size-asian="15pt" style:font-size-complex="15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background-color="transparent" loext:char-shading-value="0"/>
    </style:style>
    <style:style style:name="T6" style:family="text">
      <style:text-properties fo:color="#ffffd7" loext:opacity="100%" fo:background-color="#ff0000" loext:char-shading-value="0"/>
    </style:style>
    <style:style style:name="T7" style:family="text">
      <style:text-properties fo:color="#ffffd7" loext:opacity="100%" fo:background-color="#ffbf00" loext:char-shading-value="0"/>
    </style:style>
    <style:style style:name="T8" style:family="text">
      <style:text-properties fo:color="#ffffd7" loext:opacity="100%" fo:background-color="#ffbf00" loext:char-shading-value="0"/>
    </style:style>
    <style:style style:name="T9" style:family="text">
      <style:text-properties fo:color="#ffffd7" loext:opacity="100%" fo:background-color="transparent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background-color="#ffffff" loext:char-shading-value="0"/>
    </style:style>
    <style:style style:name="T13" style:family="text">
      <style:text-properties fo:color="#000000" loext:opacity="100%" fo:background-color="#f10d0c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fo:background-color="#f10d0c" loext:char-shading-value="0"/>
    </style:style>
    <style:style style:name="T16" style:family="text">
      <style:text-properties fo:background-color="#ffbf00" loext:char-shading-value="0"/>
    </style:style>
    <style:style style:name="T17" style:family="text">
      <style:text-properties fo:background-color="#ffbf00" loext:char-shading-value="0"/>
    </style:style>
    <style:style style:name="T18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ício 2</text:p>
      <text:p text:style-name="P9"/>
      <text:p text:style-name="P9"><text:span text:style-name="T17">Deseja-se construir um sistema para gerenciar as informações de campeonatos de handebol, que ocorrem todo ano. </text:span></text:p>
      <text:p text:style-name="P9"/>
      <text:p text:style-name="P12"><text:tab/>Deseja-se saber nome, data de nascimento, gênero e altura dos <text:span text:style-name="T1">jogadores</text:span> de cada <text:span text:style-name="T1">time</text:span>, bem como <text:span text:style-name="T11">qual deles é o capitão</text:span> de cada time. </text:p>
      <text:p text:style-name="P12"/>
      <text:p text:style-name="P12"><text:tab/>Cada partida do <text:span text:style-name="T1">campeonato</text:span> ocorre em um <text:span text:style-name="T1">estádio</text:span>, que possui nome e endereço. </text:p>
      <text:p text:style-name="P12"/>
      <text:p text:style-name="P12"><text:tab/>Cada time possui seu estádio-sede e, assim, cada partida possui um time mandante (anfitrião) e o time visitante. </text:p>
      <text:p text:style-name="P12"/>
      <text:p text:style-name="P12"><text:tab/>O sistema deve ser capaz de listar as partidas já ocorridas e não ocorridas de um campeonato. </text:p>
      <text:p text:style-name="P12"/>
      <text:p text:style-name="P12"><text:tab/>O sistema deve também ser capaz de listar a tabela do campeonato, ordenando os times por classificação, que é calculada em primeiro lugar por saldo de vitórias e em segundo lugar por saldo de gols.</text:p>
      <text:p text:style-name="P9"><text:line-break/><text:span text:style-name="T4">Instância mínima: 1 campeonato, 2 partidas, 2 times, 2 jogadores em cada time</text:span><text:line-break/></text:p>
      <text:p text:style-name="P10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4:11:13.314000000</meta:creation-date>
    <dc:date>2022-07-28T03:50:14.489000000</dc:date>
    <meta:editing-duration>PT11H16M31S</meta:editing-duration>
    <meta:editing-cycles>1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8" meta:word-count="138" meta:character-count="819" meta:non-whitespace-character-count="677"/>
  </office:meta>
</office:document-meta>
</file>